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Textbody" style:family="paragraph">
      <style:text-properties style:font-name="Arial" fo:color="#000000" fo:font-size="20pt" style:font-size-asian="20pt"/>
    </style:style>
    <style:style style:name="P3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4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5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6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7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8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9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10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11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12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13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14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15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16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17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18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19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20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21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22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23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24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25" style:parent-style-name="Textbody" style:family="paragraph">
      <style:paragraph-properties fo:margin-bottom="0in" fo:line-height="136%" fo:text-indent="0.5in"/>
      <style:text-properties style:font-name="Arial" fo:color="#000000" fo:font-size="11pt" style:font-size-asian="11pt"/>
    </style:style>
    <style:style style:name="P26" style:parent-style-name="Textbody" style:family="paragraph">
      <style:paragraph-properties fo:margin-bottom="0in" fo:line-height="136%"/>
      <style:text-properties style:font-name="Arial" fo:color="#000000" fo:font-size="11pt" style:font-size-asian="11pt"/>
    </style:style>
  </office:automatic-styles>
  <office:body>
    <office:text text:use-soft-page-breaks="true">
      <text:p text:style-name="P1">Especificação de Requisitos – ER</text:p>
      <text:p text:style-name="Standard"/>
      <text:p text:style-name="Standard">Sistema da Delícias Gourmet</text:p>
      <text:p text:style-name="Standard"/>
      <text:p text:style-name="Standard">1 - Descrição Textual:<text:s/></text:p>
      <text:p text:style-name="Standard"/>
      <text:p text:style-name="P2"><text:bookmark-start text:name="docs-internal-guid-937379d7-7fff-78a8-3c"/><text:bookmark-end text:name="docs-internal-guid-937379d7-7fff-78a8-3c"/>Estudo de Caso: Sistema da "Delícias Gourmet".</text:p>
      <text:p text:style-name="Textbody"/>
      <text:p text:style-name="P3">Em uma indústria alimentícia chamada "Delícias Gourmet", o controle de materiais é um<text:s/>processo-chave para garantir a qualidade e a eficiência dos produtos finais. Nesta história, vamos explorar como diferentes atores desempenham funções importantes em seus respectivos setores, interagindo e colaborando para manter o sistema de controle de materiais funcionando sem problemas.</text:p>
      <text:p text:style-name="Textbody"/>
      <text:p text:style-name="P4">A história começa com João, o gerente de compras, que é responsável por adquirir os ingredientes e os materiais necessários para a produção dos alimentos. Ele trabalha em estreita colaboração com os fornecedores para garantir a qualidade dos produtos e negocia os melhores preços para reduzir os custos de produção.</text:p>
      <text:p text:style-name="Textbody"/>
      <text:p text:style-name="P5">Maria, a supervisora de estoque, trabalha em conjunto com João. Ela é responsável por gerenciar o armazenamento dos materiais e garantir que todos os itens estejam devidamente organizados e estocados. Quando os ingredientes e materiais chegam ao armazém, Maria confere e verifica se tudo está em conformidade com os pedidos feitos por João.</text:p>
      <text:p text:style-name="Textbody"/>
      <text:p text:style-name="P6">Dentro da fábrica, Pedro, o coordenador de produção, coordena a utilização dos ingredientes e materiais no processo de fabricação. Ele colabora com Maria para garantir que os itens necessários sejam entregues no momento certo e na quantidade adequada. Pedro também trabalha com os líderes de cada linha de produção para planejar<text:s/>e otimizar a utilização dos materiais.</text:p>
      <text:p text:style-name="Textbody"/>
      <text:p text:style-name="P7">Na área de controle de qualidade, Ana, a analista de qualidade, monitora o processo de produção, verificando se todos os ingredientes e materiais estão dentro dos padrões exigidos. Ela também é<text:s/>responsável por conduzir inspeções regulares e garantir que a produção esteja em conformidade com as normas de segurança alimentar e regulamentações governamentais.</text:p>
      <text:p text:style-name="Textbody"/>
      <text:p text:style-name="P8">Por fim, a história se completa com Carlos, o responsável pelas vendas e distribuição dos<text:s/>produtos. Ele coordena a entrega dos produtos acabados aos clientes e mantém um registro de todas as vendas realizadas. Carlos também fornece informações sobre a demanda do mercado e as preferências dos clientes, o que ajuda João na seleção de fornecedores<text:s/>e ingredientes para futuras compras.</text:p>
      <text:p text:style-name="Textbody"/>
      <text:p text:style-name="P9">Esta história ilustra como os diferentes atores em uma indústria alimentícia colaboram e desempenham funções cruciais para manter o sistema manual de controle de materiais funcionando de forma eficiente. A interdependência entre as atividades de João, Maria, Pedro, Ana e Carlos é fundamental para garantir que a "Delícias Gourmet" mantenha sua reputação de qualidade e satisfação do cliente.</text:p>
      <text:p text:style-name="P10"/>
      <text:p text:style-name="P11">2 – O que o sistema deve fazer (funções básicas:</text:p>
      <text:p text:style-name="P12"/>
      <text:p text:style-name="P13"><text:s/>Ref.</text:p>
      <text:p text:style-name="P14"/>
      <text:p text:style-name="P15">R1.1<text:s/>–<text:s/>Determinar o time de desenvolvimento, o preço do sistema que será vendido.<text:s/>Levantar os requisitos que serão necessários na aplicação, além de determinar as ferramentas e tecnologias que serão usadas.<text:s/></text:p>
      <text:p text:style-name="P16"/>
      <text:p text:style-name="P17">R1.2 –<text:s/>Criar um banco de dados e organizar os dados e requisitos no mesmo.<text:s/><text:s/></text:p>
      <text:p text:style-name="P18"/>
      <text:p text:style-name="P19">R1.3<text:s/>–<text:s/>Desenvolver a aplicação, efetuar verificações de cumprimento de requisitos, determinar e dividir as tarefas que cada desenvolvedor irá efetuar. <text:s/></text:p>
      <text:p text:style-name="P20"/>
      <text:p text:style-name="P21">R1.4 –<text:s/>Verificar, testar e chegar se o software funciona corretamente e atende os requisitos propostos. Testar a qualidade do software e atender os requisitos de LGPD.<text:s/></text:p>
      <text:p text:style-name="P22"/>
      <text:p text:style-name="P23">R1.5 –<text:s/>Entregar uma versão estável ao cliente ou apresentar uma versão demonstrativa, verificar a satisfação do cliente com a aplicação, levantar os requisitos do sistema, consultar necessidades do mercado de T.I.<text:s/></text:p>
      <text:p text:style-name="P24"/>
      <text:p text:style-name="P25"/>
      <text:p text:style-name="P26"/>
      <text:p text:style-name="Textbody"><text:line-break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quiles Moroni</dc:creator>
    <meta:creation-date>2023-04-26T20:48:00Z</meta:creation-date>
    <dc:date>2023-04-27T03:55:00Z</dc:date>
    <meta:template xlink:href="Normal" xlink:type="simple"/>
    <meta:editing-cycles>7</meta:editing-cycles>
    <meta:editing-duration>PT5700S</meta:editing-duration>
    <meta:document-statistic meta:page-count="2" meta:paragraph-count="7" meta:word-count="557" meta:character-count="3564" meta:row-count="25" meta:non-whitespace-character-count="3014"/>
  </office:meta>
</office:document-meta>
</file>